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JetBrains Mono" svg:font-family="'JetBrains Mono'" style:font-family-generic="modern" style:font-pitch="variable"/>
    <style:font-face style:name="JetBrains Mono1" svg:font-family="'JetBrains Mono'"/>
    <style:font-face style:name="JetBrains Mono2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8cm" fo:min-width="0.5cm" style:writing-mode="lr-tb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cm" fo:min-width="0.5cm" style:writing-mode="lr-tb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4cm" fo:min-width="0.5cm" style:writing-mode="lr-tb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cm" fo:min-width="2.5cm" style:writing-mode="lr-tb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cm" fo:min-width="2.5cm" style:writing-mode="lr-tb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8cm" fo:min-width="2.5cm" style:writing-mode="lr-tb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4cm" fo:min-width="2.5cm" style:writing-mode="lr-tb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4cm" fo:min-width="1cm" style:writing-mode="lr-tb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8cm" fo:min-width="1cm" style:writing-mode="lr-tb"/>
      <style:paragraph-properties style:writing-mode="lr-tb"/>
    </style:style>
    <style:style style:name="gr10" style:family="graphic" style:parent-style-name="objectwithoutfill">
      <style:graphic-properties svg:stroke-color="#000000" draw:fill="none"/>
    </style:style>
    <style:style style:name="gr11" style:family="graphic" style:parent-style-name="objectwithoutfill">
      <style:graphic-properties svg:stroke-color="#ff8000" draw:fill="none"/>
    </style:style>
    <style:style style:name="gr12" style:family="graphic" style:parent-style-name="objectwithoutfill">
      <style:graphic-properties svg:stroke-color="#00a933" draw:fill="none"/>
    </style:style>
    <style:style style:name="gr13" style:family="graphic" style:parent-style-name="objectwithoutfill">
      <style:graphic-properties svg:stroke-color="#ff0000" draw:fill="none"/>
    </style:style>
    <style:style style:name="gr14" style:family="graphic" style:parent-style-name="objectwithoutfill">
      <style:graphic-properties svg:stroke-color="#2a6099" draw:fill="none"/>
    </style:style>
    <style:style style:name="gr15" style:family="graphic" style:parent-style-name="objectwithoutfill">
      <style:graphic-properties svg:stroke-color="#bbe33d" draw:fill="none"/>
    </style:style>
    <style:style style:name="gr16" style:family="graphic" style:parent-style-name="objectwithoutfill">
      <style:graphic-properties svg:stroke-color="#b47804" draw:fill="none"/>
    </style:style>
    <style:style style:name="gr1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2.4cm" fo:min-width="1cm" style:writing-mode="lr-tb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2.4cm" fo:min-width="1cm" style:writing-mode="lr-tb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2.4cm" fo:min-width="1cm" style:writing-mode="lr-tb"/>
      <style:paragraph-properties style:writing-mode="lr-tb"/>
    </style:style>
    <style:style style:name="gr20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2.4cm" fo:min-width="1cm" style:writing-mode="lr-tb"/>
      <style:paragraph-properties style:writing-mode="lr-tb"/>
    </style:style>
    <style:style style:name="gr21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2.4cm" fo:min-width="1cm" style:writing-mode="lr-tb"/>
      <style:paragraph-properties style:writing-mode="lr-tb"/>
    </style:style>
    <style:style style:name="gr22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2.4cm" fo:min-width="1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6" style:family="paragraph">
      <loext:graphic-properties draw:fill="none"/>
      <style:paragraph-properties fo:text-align="center" style:text-autospace="none" style:writing-mode="lr-tb"/>
      <style:text-properties fo:color="#000000" loext:opacity="100%" loext:color-lum-mod="100%" loext:color-lum-off="0%" style:font-name="Calibri" fo:font-size="11pt" style:font-name-asian="Calibri" style:font-size-asian="11pt" style:font-name-complex="Calibri" style:font-size-complex="11pt"/>
    </style:style>
    <style:style style:name="P7" style:family="paragraph">
      <style:paragraph-properties fo:text-align="center" style:text-autospace="none"/>
      <style:text-properties fo:color="#000000" loext:opacity="100%" style:font-name="Calibri" fo:font-size="8pt" style:font-name-asian="Calibri" style:font-size-asian="8pt" style:font-name-complex="Calibri" style:font-size-complex="8pt"/>
    </style:style>
    <style:style style:name="P8" style:family="paragraph">
      <loext:graphic-properties draw:fill="none"/>
      <style:paragraph-properties fo:text-align="center" style:text-autospace="none" style:writing-mode="lr-tb"/>
      <style:text-properties fo:color="#000000" loext:opacity="100%" loext:color-lum-mod="100%" loext:color-lum-off="0%" style:font-name="Calibri" fo:font-size="8pt" style:font-name-asian="Calibri" style:font-size-asian="8pt" style:font-name-complex="Calibri" style:font-size-complex="8pt"/>
    </style:style>
    <style:style style:name="P9" style:family="paragraph">
      <style:paragraph-properties fo:text-align="center" style:text-autospace="none"/>
      <style:text-properties fo:color="#a9b7c6" loext:opacity="100%" style:font-name="JetBrains Mono2" fo:font-size="8pt" style:font-name-asian="JetBrains Mono2" style:font-size-asian="8pt" style:font-name-complex="JetBrains Mono2" style:font-size-complex="8pt"/>
    </style:style>
    <style:style style:name="P10" style:family="paragraph">
      <loext:graphic-properties draw:fill="none"/>
      <style:paragraph-properties fo:text-align="center" style:text-autospace="none" style:writing-mode="lr-tb"/>
      <style:text-properties fo:color="#a9b7c6" loext:opacity="100%" loext:color-lum-mod="100%" loext:color-lum-off="0%" style:font-name="JetBrains Mono2" fo:font-size="8pt" style:font-name-asian="JetBrains Mono2" style:font-size-asian="8pt" style:font-name-complex="JetBrains Mono2" style:font-size-complex="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0.5cm" svg:height="1.8cm" svg:x="0.5cm" svg:y="3.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3.2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3.5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3.8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4.1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4.4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4.7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5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5.3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5.6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5.9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6.2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6.5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6.8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7.1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7.4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7.7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8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8.3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8.6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8.9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9.2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9.5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9.8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0.1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0.4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0.7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1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1.3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1.6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1.9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2.2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2.5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2.8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3.1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3.4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3.7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4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4.3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4.6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4.9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5.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5.5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5.8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6.1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6.4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6.7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7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7.3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7.6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7.9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8.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8.5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8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cm" svg:y="19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2.4cm" svg:x="0.5cm" svg:y="1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2.4cm" svg:x="0.5cm" svg:y="14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2.4cm" svg:x="0.5cm" svg:y="12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2.4cm" svg:x="0.5cm" svg:y="9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2.4cm" svg:x="0.5cm" svg:y="7.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2.4cm" svg:x="0.5cm" svg:y="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cm" svg:height="0.3cm" svg:x="1.5cm" svg:y="19.1cm">
          <text:p text:style-name="P5"><text:span text:style-name="T2">SATOE ISHII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8.8cm">
          <text:p text:style-name="P7"><text:span text:style-name="T2">SCOTT HAIL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8.5cm">
          <text:p text:style-name="P7"><text:span text:style-name="T2">JUSTIN WOLF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8.2cm">
          <text:p text:style-name="P7"><text:span text:style-name="T2">TONY RAMO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7.9cm">
          <text:p text:style-name="P7"><text:span text:style-name="T2">THOMAS GJOERUP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7.6cm">
          <text:p text:style-name="P7"><text:span text:style-name="T2">BIO SCANN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7.3cm">
          <text:p text:style-name="P7"><text:span text:style-name="T2">MIN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7cm">
          <text:p text:style-name="P7"><text:span text:style-name="T2">BULLET PROOF VES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.5cm" svg:height="0.3cm" svg:x="1.5cm" svg:y="16.7cm">
          <text:p text:style-name="P9"><text:span text:style-name="T2">FIRE EXTIN-GUISH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6.4cm">
          <text:p text:style-name="P7"><text:span text:style-name="T2">FIRE PROOF SUI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6.1cm">
          <text:p text:style-name="P7"><text:span text:style-name="T2">FLASHL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5.8cm">
          <text:p text:style-name="P7"><text:span text:style-name="T2">HAND GRENAD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5.5cm">
          <text:p text:style-name="P7"><text:span text:style-name="T2">HANDGU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5.2cm">
          <text:p text:style-name="P7"><text:span text:style-name="T2">NIGHT VI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4.9cm">
          <text:p text:style-name="P7"><text:span text:style-name="T2">LASER AIMED GU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4.6cm">
          <text:p text:style-name="P7"><text:span text:style-name="T2">ROCKET LAUNCH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4.3cm">
          <text:p text:style-name="P7"><text:span text:style-name="T2">SHOTGU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4cm">
          <text:p text:style-name="P7"><text:span text:style-name="T2">FLAME THROW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5cm" svg:height="0.3cm" svg:x="1.5cm" svg:y="13.7cm">
          <text:p text:style-name="P7"><text:span text:style-name="T2">PULSE LAS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0.9cm" svg:x="1.5cm" svg:y="12.8cm">
          <text:p text:style-name="P7"><text:span text:style-name="T2">ITEM 1 QUANTIT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0.9cm" svg:x="1.5cm" svg:y="11.9cm">
          <text:p text:style-name="P7"><text:span text:style-name="T2">ITEM 2 QUANTIT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0.9cm" svg:x="1.5cm" svg:y="11cm">
          <text:p text:style-name="P7"><text:span text:style-name="T2">ITEM 3 QUANTIT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0.9cm" svg:x="1.5cm" svg:y="10.1cm">
          <text:p text:style-name="P7"><text:span text:style-name="T2">ITEM 4 QUANTIT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cm" svg:height="0.9cm" svg:x="1.5cm" svg:y="9.2cm">
          <text:p text:style-name="P7"><text:span text:style-name="T2">ITEM 5 QUANTIT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cm" svg:height="1.8cm" svg:x="1.5cm" svg:y="7.4cm">
          <text:p text:style-name="P7"><text:span text:style-name="T2">HEALTH POINT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cm" svg:height="1.8cm" svg:x="1.5cm" svg:y="5.6cm">
          <text:p text:style-name="P7"><text:span text:style-name="T2">LEVE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cm" svg:height="2.4cm" svg:x="1.5cm" svg:y="3.2cm">
          <text:p text:style-name="P7"><text:span text:style-name="T2">CHECKSU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3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3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3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4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4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4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5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5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5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6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6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6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7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7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7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8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8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8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9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9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9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0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0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0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1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1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1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2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2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2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3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3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3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4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4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4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5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5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5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6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6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6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7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7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7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8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8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8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4.5cm" svg:y="19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5cm" svg:y="17cm">
          <text:p text:style-name="P3"><text:span text:style-name="T1">0x1F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5cm" svg:y="14.6cm">
          <text:p text:style-name="P3"><text:span text:style-name="T1">0x8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5cm" svg:y="12.2cm">
          <text:p text:style-name="P3"><text:span text:style-name="T1">0x38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5cm" svg:y="9.8cm">
          <text:p text:style-name="P3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5cm" svg:y="7.4cm">
          <text:p text:style-name="P3"><text:span text:style-name="T1">0xFC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cm" svg:height="1.8cm" svg:x="5cm" svg:y="5.6cm">
          <text:p text:style-name="P3"><text:span text:style-name="T1">0x0F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3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3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3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4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4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4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5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5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5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6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6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6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7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7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7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8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8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8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9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9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9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0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0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0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1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1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1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2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2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2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3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3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3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4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4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4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5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5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5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6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6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6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7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7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7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8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8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8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6.5cm" svg:y="19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7cm" svg:y="17cm">
          <text:p text:style-name="P3"><text:span text:style-name="T1">0x1F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7cm" svg:y="14.6cm">
          <text:p text:style-name="P3"><text:span text:style-name="T1">0x8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7cm" svg:y="12.2cm">
          <text:p text:style-name="P3"><text:span text:style-name="T1">0x38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7cm" svg:y="9.8cm">
          <text:p text:style-name="P3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7cm" svg:y="7.4cm">
          <text:p text:style-name="P3"><text:span text:style-name="T1">0xFC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cm" svg:height="1.8cm" svg:x="7cm" svg:y="5.6cm">
          <text:p text:style-name="P3"><text:span text:style-name="T1">0x0F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7cm" svg:y="3.2cm">
          <text:p text:style-name="P3"><text:span text:style-name="T1">0xE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3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3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3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4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4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4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5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5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5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6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6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6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7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7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7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8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8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8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9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9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9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0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0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0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1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1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1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2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2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2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3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3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3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4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4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4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5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5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5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6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6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6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7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7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7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8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8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8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8.5cm" svg:y="19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3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3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3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4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4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4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5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5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5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6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6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6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7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7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7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8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8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8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9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9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9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0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0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0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1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1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1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2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2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2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3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3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3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4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4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4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5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5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5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6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6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6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7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7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7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8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8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8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1cm" svg:y="19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9cm" svg:y1="19.25cm" svg:x2="11cm" svg:y2="5.45cm">
          <text:p/>
        </draw:line>
        <draw:line draw:style-name="gr10" draw:text-style-name="P11" draw:layer="layout" svg:x1="9cm" svg:y1="18.95cm" svg:x2="11cm" svg:y2="7.25cm">
          <text:p/>
        </draw:line>
        <draw:line draw:style-name="gr10" draw:text-style-name="P11" draw:layer="layout" svg:x1="9cm" svg:y1="18.65cm" svg:x2="11cm" svg:y2="12.65cm">
          <text:p/>
        </draw:line>
        <draw:line draw:style-name="gr10" draw:text-style-name="P11" draw:layer="layout" svg:x1="9cm" svg:y1="18.35cm" svg:x2="11cm" svg:y2="17.75cm">
          <text:p/>
        </draw:line>
        <draw:line draw:style-name="gr10" draw:text-style-name="P11" draw:layer="layout" svg:x1="9cm" svg:y1="18.05cm" svg:x2="11cm" svg:y2="13.8cm">
          <text:p/>
        </draw:line>
        <draw:line draw:style-name="gr10" draw:text-style-name="P11" draw:layer="layout" svg:x1="9cm" svg:y1="17.75cm" svg:x2="11cm" svg:y2="15.05cm">
          <text:p/>
        </draw:line>
        <draw:line draw:style-name="gr10" draw:text-style-name="P11" draw:layer="layout" svg:x1="9cm" svg:y1="17.45cm" svg:x2="11cm" svg:y2="5.15cm">
          <text:p/>
        </draw:line>
        <draw:line draw:style-name="gr10" draw:text-style-name="P11" draw:layer="layout" svg:x1="9cm" svg:y1="17.15cm" svg:x2="11cm" svg:y2="7.85cm">
          <text:p/>
        </draw:line>
        <draw:line draw:style-name="gr11" draw:text-style-name="P11" draw:layer="layout" svg:x1="9cm" svg:y1="16.85cm" svg:x2="11cm" svg:y2="13.55cm">
          <text:p/>
        </draw:line>
        <draw:line draw:style-name="gr11" draw:text-style-name="P11" draw:layer="layout" svg:x1="9cm" svg:y1="16.55cm" svg:x2="11cm" svg:y2="10.55cm">
          <text:p/>
        </draw:line>
        <draw:line draw:style-name="gr11" draw:text-style-name="P11" draw:layer="layout" svg:x1="9cm" svg:y1="16.25cm" svg:x2="11cm" svg:y2="17.45cm">
          <text:p/>
        </draw:line>
        <draw:line draw:style-name="gr11" draw:text-style-name="P11" draw:layer="layout" svg:x1="9cm" svg:y1="15.95cm" svg:x2="11cm" svg:y2="14.75cm">
          <text:p/>
        </draw:line>
        <draw:line draw:style-name="gr11" draw:text-style-name="P11" draw:layer="layout" svg:x1="9cm" svg:y1="15.65cm" svg:x2="11cm" svg:y2="4.85cm">
          <text:p/>
        </draw:line>
        <draw:line draw:style-name="gr11" draw:text-style-name="P11" draw:layer="layout" svg:x1="9cm" svg:y1="15.35cm" svg:x2="11cm" svg:y2="6.95cm">
          <text:p/>
        </draw:line>
        <draw:line draw:style-name="gr11" draw:text-style-name="P11" draw:layer="layout" svg:x1="9cm" svg:y1="15.05cm" svg:x2="11cm" svg:y2="7.55cm">
          <text:p/>
        </draw:line>
        <draw:line draw:style-name="gr11" draw:text-style-name="P11" draw:layer="layout" svg:x1="9cm" svg:y1="14.75cm" svg:x2="11cm" svg:y2="10.25cm">
          <text:p/>
        </draw:line>
        <draw:line draw:style-name="gr12" draw:text-style-name="P11" draw:layer="layout" svg:x1="9cm" svg:y1="14.45cm" svg:x2="11cm" svg:y2="17.15cm">
          <text:p/>
        </draw:line>
        <draw:line draw:style-name="gr12" draw:text-style-name="P11" draw:layer="layout" svg:x1="9cm" svg:y1="14.15cm" svg:x2="11cm" svg:y2="14.45cm">
          <text:p/>
        </draw:line>
        <draw:line draw:style-name="gr12" draw:text-style-name="P11" draw:layer="layout" svg:x1="9cm" svg:y1="13.85cm" svg:x2="11cm" svg:y2="4.55cm">
          <text:p/>
        </draw:line>
        <draw:line draw:style-name="gr12" draw:text-style-name="P11" draw:layer="layout" svg:x1="9cm" svg:y1="13.55cm" svg:x2="11cm" svg:y2="6.65cm">
          <text:p/>
        </draw:line>
        <draw:line draw:style-name="gr12" draw:text-style-name="P11" draw:layer="layout" svg:x1="9cm" svg:y1="13.25cm" svg:x2="11cm" svg:y2="8.15cm">
          <text:p/>
        </draw:line>
        <draw:line draw:style-name="gr12" draw:text-style-name="P11" draw:layer="layout" svg:x1="9cm" svg:y1="12.95cm" svg:x2="11cm" svg:y2="12.35cm">
          <text:p/>
        </draw:line>
        <draw:line draw:style-name="gr12" draw:text-style-name="P11" draw:layer="layout" svg:x1="9cm" svg:y1="12.65cm" svg:x2="11cm" svg:y2="16.85cm">
          <text:p/>
        </draw:line>
        <draw:line draw:style-name="gr12" draw:text-style-name="P11" draw:layer="layout" svg:x1="9cm" svg:y1="12.35cm" svg:x2="11cm" svg:y2="14.15cm">
          <text:p/>
        </draw:line>
        <draw:line draw:style-name="gr13" draw:text-style-name="P11" draw:layer="layout" svg:x1="9cm" svg:y1="12.05cm" svg:x2="11cm" svg:y2="9.05cm">
          <text:p/>
        </draw:line>
        <draw:line draw:style-name="gr13" draw:text-style-name="P11" draw:layer="layout" svg:x1="9cm" svg:y1="11.75cm" svg:x2="11cm" svg:y2="13.25cm">
          <text:p/>
        </draw:line>
        <draw:line draw:style-name="gr13" draw:text-style-name="P11" draw:layer="layout" svg:x1="9cm" svg:y1="11.45cm" svg:x2="11cm" svg:y2="12.05cm">
          <text:p/>
        </draw:line>
        <draw:line draw:style-name="gr13" draw:text-style-name="P11" draw:layer="layout" svg:x1="9cm" svg:y1="11.15cm" svg:x2="11cm" svg:y2="9.95cm">
          <text:p/>
        </draw:line>
        <draw:line draw:style-name="gr13" draw:text-style-name="P11" draw:layer="layout" svg:x1="9cm" svg:y1="10.85cm" svg:x2="11cm" svg:y2="16.55cm">
          <text:p/>
        </draw:line>
        <draw:line draw:style-name="gr13" draw:text-style-name="P11" draw:layer="layout" svg:x1="9cm" svg:y1="10.55cm" svg:x2="11cm" svg:y2="19.25cm">
          <text:p/>
        </draw:line>
        <draw:line draw:style-name="gr13" draw:text-style-name="P11" draw:layer="layout" svg:x1="9cm" svg:y1="10.25cm" svg:x2="11cm" svg:y2="4.25cm">
          <text:p/>
        </draw:line>
        <draw:line draw:style-name="gr13" draw:text-style-name="P11" draw:layer="layout" svg:x1="9cm" svg:y1="9.95cm" svg:x2="11cm" svg:y2="6.35cm">
          <text:p/>
        </draw:line>
        <draw:line draw:style-name="gr14" draw:text-style-name="P11" draw:layer="layout" svg:x1="9cm" svg:y1="9.65cm" svg:x2="11cm" svg:y2="11.75cm">
          <text:p/>
        </draw:line>
        <draw:line draw:style-name="gr14" draw:text-style-name="P11" draw:layer="layout" svg:x1="9cm" svg:y1="9.35cm" svg:x2="11cm" svg:y2="9.65cm">
          <text:p/>
        </draw:line>
        <draw:line draw:style-name="gr14" draw:text-style-name="P11" draw:layer="layout" svg:x1="9cm" svg:y1="9.05cm" svg:x2="11cm" svg:y2="16.25cm">
          <text:p/>
        </draw:line>
        <draw:line draw:style-name="gr14" draw:text-style-name="P11" draw:layer="layout" svg:x1="9cm" svg:y1="8.75cm" svg:x2="11cm" svg:y2="18.95cm">
          <text:p/>
        </draw:line>
        <draw:line draw:style-name="gr14" draw:text-style-name="P11" draw:layer="layout" svg:x1="9cm" svg:y1="8.45cm" svg:x2="11cm" svg:y2="3.95cm">
          <text:p/>
        </draw:line>
        <draw:line draw:style-name="gr14" draw:text-style-name="P11" draw:layer="layout" svg:x1="9cm" svg:y1="8.15cm" svg:x2="11cm" svg:y2="8.75cm">
          <text:p/>
        </draw:line>
        <draw:line draw:style-name="gr14" draw:text-style-name="P11" draw:layer="layout" svg:x1="9cm" svg:y1="7.85cm" svg:x2="11cm" svg:y2="11.45cm">
          <text:p/>
        </draw:line>
        <draw:line draw:style-name="gr14" draw:text-style-name="P11" draw:layer="layout" svg:x1="9cm" svg:y1="7.55cm" svg:x2="11cm" svg:y2="9.35cm">
          <text:p/>
        </draw:line>
        <draw:line draw:style-name="gr15" draw:text-style-name="P11" draw:layer="layout" svg:x1="9cm" svg:y1="7.25cm" svg:x2="11cm" svg:y2="15.95cm">
          <text:p/>
        </draw:line>
        <draw:line draw:style-name="gr15" draw:text-style-name="P11" draw:layer="layout" svg:x1="9cm" svg:y1="6.95cm" svg:x2="11cm" svg:y2="18.65cm">
          <text:p/>
        </draw:line>
        <draw:line draw:style-name="gr15" draw:text-style-name="P11" draw:layer="layout" svg:x1="9cm" svg:y1="6.65cm" svg:x2="11cm" svg:y2="3.65cm">
          <text:p/>
        </draw:line>
        <draw:line draw:style-name="gr15" draw:text-style-name="P11" draw:layer="layout" svg:x1="9cm" svg:y1="6.35cm" svg:x2="11cm" svg:y2="6.05cm">
          <text:p/>
        </draw:line>
        <draw:line draw:style-name="gr15" draw:text-style-name="P11" draw:layer="layout" svg:x1="9cm" svg:y1="6.05cm" svg:x2="11cm" svg:y2="12.95cm">
          <text:p/>
        </draw:line>
        <draw:line draw:style-name="gr15" draw:text-style-name="P11" draw:layer="layout" svg:x1="9cm" svg:y1="5.75cm" svg:x2="11cm" svg:y2="11.15cm">
          <text:p/>
        </draw:line>
        <draw:line draw:style-name="gr15" draw:text-style-name="P11" draw:layer="layout" svg:x1="9cm" svg:y1="5.45cm" svg:x2="11cm" svg:y2="15.65cm">
          <text:p/>
        </draw:line>
        <draw:line draw:style-name="gr15" draw:text-style-name="P11" draw:layer="layout" svg:x1="9cm" svg:y1="5.15cm" svg:x2="11cm" svg:y2="18.35cm">
          <text:p/>
        </draw:line>
        <draw:line draw:style-name="gr16" draw:text-style-name="P11" draw:layer="layout" svg:x1="9cm" svg:y1="4.85cm" svg:x2="11cm" svg:y2="3.35cm">
          <text:p/>
        </draw:line>
        <draw:line draw:style-name="gr16" draw:text-style-name="P11" draw:layer="layout" svg:x1="9cm" svg:y1="4.55cm" svg:x2="11cm" svg:y2="5.75cm">
          <text:p/>
        </draw:line>
        <draw:line draw:style-name="gr16" draw:text-style-name="P11" draw:layer="layout" svg:x1="9cm" svg:y1="4.25cm" svg:x2="11cm" svg:y2="8.45cm">
          <text:p/>
        </draw:line>
        <draw:line draw:style-name="gr16" draw:text-style-name="P11" draw:layer="layout" svg:x1="9cm" svg:y1="3.95cm" svg:x2="11cm" svg:y2="10.85cm">
          <text:p/>
        </draw:line>
        <draw:line draw:style-name="gr16" draw:text-style-name="P11" draw:layer="layout" svg:x1="9cm" svg:y1="3.65cm" svg:x2="11cm" svg:y2="15.35cm">
          <text:p/>
        </draw:line>
        <draw:line draw:style-name="gr16" draw:text-style-name="P11" draw:layer="layout" svg:x1="9cm" svg:y1="3.35cm" svg:x2="11cm" svg:y2="18.05cm">
          <text:p/>
        </draw:line>
        <draw:custom-shape draw:style-name="gr8" draw:text-style-name="P4" draw:layer="layout" svg:width="1cm" svg:height="2.4cm" svg:x="11.5cm" svg:y="17cm">
          <text:p text:style-name="P3"><text:span text:style-name="T1">0x3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1.5cm" svg:y="14.6cm">
          <text:p text:style-name="P3"><text:span text:style-name="T1">0x2C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1.5cm" svg:y="12.2cm">
          <text:p text:style-name="P3"><text:span text:style-name="T1">0xC4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1.5cm" svg:y="9.8cm">
          <text:p text:style-name="P3"><text:span text:style-name="T1">0x54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1.5cm" svg:y="7.4cm">
          <text:p text:style-name="P3"><text:span text:style-name="T1">0x2A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1.5cm" svg:y="5cm">
          <text:p text:style-name="P3"><text:span text:style-name="T1">0x55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cm" svg:height="1.8cm" svg:x="11.5cm" svg:y="3.2cm">
          <text:p text:style-name="P3"><text:span text:style-name="T1">0x18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3.5cm" svg:y="17cm">
          <text:p text:style-name="P3"><text:span text:style-name="T1">0x69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3.5cm" svg:y="14.6cm">
          <text:p text:style-name="P3"><text:span text:style-name="T1">0xA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3.5cm" svg:y="12.2cm">
          <text:p text:style-name="P3"><text:span text:style-name="T1">0x28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3.5cm" svg:y="9.8cm">
          <text:p text:style-name="P3"><text:span text:style-name="T1">0x6B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3.5cm" svg:y="7.4cm">
          <text:p text:style-name="P3"><text:span text:style-name="T1">0x95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3.5cm" svg:y="5cm">
          <text:p text:style-name="P3"><text:span text:style-name="T1">0xD9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cm" svg:height="1.8cm" svg:x="13.5cm" svg:y="3.2cm">
          <text:p text:style-name="P3"><text:span text:style-name="T1">0x8B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2.5cm" svg:y="17cm">
          <text:p text:style-name="P12"><text:span text:style-name="T1">X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2.5cm" svg:y="14.6cm">
          <text:p text:style-name="P12"><text:span text:style-name="T1">X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2.5cm" svg:y="12.2cm">
          <text:p text:style-name="P12"><text:span text:style-name="T1">X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2.5cm" svg:y="9.8cm">
          <text:p text:style-name="P12"><text:span text:style-name="T1">X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2.5cm" svg:y="7.4cm">
          <text:p text:style-name="P12"><text:span text:style-name="T1">X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2.5cm" svg:y="5cm">
          <text:p text:style-name="P12"><text:span text:style-name="T1">XO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cm" svg:height="1.8cm" svg:x="12.5cm" svg:y="3.2cm">
          <text:p text:style-name="P3"><text:span text:style-name="T1">X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5.5cm" svg:y="17cm">
          <text:p text:style-name="P3"><text:span text:style-name="T1">0x5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5.5cm" svg:y="14.6cm">
          <text:p text:style-name="P3"><text:span text:style-name="T1">0x8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5.5cm" svg:y="12.2cm">
          <text:p text:style-name="P3"><text:span text:style-name="T1">0xEC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5.5cm" svg:y="9.8cm">
          <text:p text:style-name="P3"><text:span text:style-name="T1">0x3F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5.5cm" svg:y="7.4cm">
          <text:p text:style-name="P3"><text:span text:style-name="T1">0xBF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5.5cm" svg:y="5cm">
          <text:p text:style-name="P3"><text:span text:style-name="T1">0x8C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cm" svg:height="1.8cm" svg:x="15.5cm" svg:y="3.2cm">
          <text:p text:style-name="P3"><text:span text:style-name="T1">0x93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cm" svg:height="2.4cm" svg:x="14.5cm" svg:y="17cm">
          <text:p text:style-name="P12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cm" svg:height="2.4cm" svg:x="14.5cm" svg:y="14.6cm">
          <text:p text:style-name="P12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cm" svg:height="2.4cm" svg:x="14.5cm" svg:y="12.2cm">
          <text:p text:style-name="P12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cm" svg:height="2.4cm" svg:x="14.5cm" svg:y="9.8cm">
          <text:p text:style-name="P12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cm" svg:height="2.4cm" svg:x="14.5cm" svg:y="7.4cm">
          <text:p text:style-name="P12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cm" svg:height="2.4cm" svg:x="14.5cm" svg:y="5cm">
          <text:p text:style-name="P12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cm" svg:height="1.8cm" svg:x="14.5cm" svg:y="3.2cm">
          <text:p text:style-name="P3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3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3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3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4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4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4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5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5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5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6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6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6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7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7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7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8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8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8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9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9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9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0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0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0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1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1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1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2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2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2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3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3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3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4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4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4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5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5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5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6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6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6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7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7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7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8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8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6.5cm" svg:y="19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2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3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3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3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4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4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4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5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5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5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6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6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6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7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7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7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8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8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8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9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9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9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0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0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0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1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1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1.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2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2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2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3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3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3.7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4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4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4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5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5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5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6.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6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6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9.5cm" svg:y="14.9cm">
          <text:p text:style-name="P3"><text:span text:style-name="T1">0x08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9.5cm" svg:y="12.5cm">
          <text:p text:style-name="P3"><text:span text:style-name="T1">0x3B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9.5cm" svg:y="10.1cm">
          <text:p text:style-name="P3"><text:span text:style-name="T1">0x3F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9.5cm" svg:y="7.7cm">
          <text:p text:style-name="P3"><text:span text:style-name="T1">0x3C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9.5cm" svg:y="5.3cm">
          <text:p text:style-name="P3"><text:span text:style-name="T1">0x0B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9.5cm" svg:y="2.9cm">
          <text:p text:style-name="P3"><text:span text:style-name="T1">0x2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0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0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2.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2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9.5cm" svg:y="0.5cm">
          <text:p text:style-name="P3"><text:span text:style-name="T1">0x1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7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7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7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8.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8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9.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9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19.7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20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20.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20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20.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21.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21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5cm" svg:height="0.3cm" svg:x="19cm" svg:y="21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9.5cm" svg:y="19.7cm">
          <text:p text:style-name="P3"><text:span text:style-name="T1">0x1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2.4cm" svg:x="19.5cm" svg:y="17.3cm">
          <text:p text:style-name="P3"><text:span text:style-name="T1">0x05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7cm" svg:y1="3.35cm" svg:x2="19cm" svg:y2="1.25cm">
          <text:p/>
        </draw:line>
        <draw:line draw:style-name="gr10" draw:text-style-name="P11" draw:layer="layout" svg:x1="17cm" svg:y1="3.65cm" svg:x2="19cm" svg:y2="1.55cm">
          <text:p/>
        </draw:line>
        <draw:line draw:style-name="gr10" draw:text-style-name="P11" draw:layer="layout" svg:x1="17cm" svg:y1="3.95cm" svg:x2="19cm" svg:y2="1.85cm">
          <text:p/>
        </draw:line>
        <draw:line draw:style-name="gr10" draw:text-style-name="P11" draw:layer="layout" svg:x1="17cm" svg:y1="4.25cm" svg:x2="19cm" svg:y2="2.15cm">
          <text:p/>
        </draw:line>
        <draw:line draw:style-name="gr10" draw:text-style-name="P11" draw:layer="layout" svg:x1="17cm" svg:y1="4.55cm" svg:x2="19cm" svg:y2="2.45cm">
          <text:p/>
        </draw:line>
        <draw:line draw:style-name="gr10" draw:text-style-name="P11" draw:layer="layout" svg:x1="17cm" svg:y1="4.85cm" svg:x2="19cm" svg:y2="2.75cm">
          <text:p/>
        </draw:line>
        <draw:line draw:style-name="gr10" draw:text-style-name="P11" draw:layer="layout" svg:x1="17cm" svg:y1="5.15cm" svg:x2="19cm" svg:y2="3.65cm">
          <text:p/>
        </draw:line>
        <draw:line draw:style-name="gr10" draw:text-style-name="P11" draw:layer="layout" svg:x1="17cm" svg:y1="5.45cm" svg:x2="19cm" svg:y2="3.95cm">
          <text:p/>
        </draw:line>
        <draw:line draw:style-name="gr10" draw:text-style-name="P11" draw:layer="layout" svg:x1="17cm" svg:y1="5.75cm" svg:x2="19cm" svg:y2="4.25cm">
          <text:p/>
        </draw:line>
        <draw:line draw:style-name="gr10" draw:text-style-name="P11" draw:layer="layout" svg:x1="17cm" svg:y1="6.05cm" svg:x2="19cm" svg:y2="4.55cm">
          <text:p/>
        </draw:line>
        <draw:line draw:style-name="gr10" draw:text-style-name="P11" draw:layer="layout" svg:x1="17cm" svg:y1="6.35cm" svg:x2="19cm" svg:y2="4.85cm">
          <text:p/>
        </draw:line>
        <draw:line draw:style-name="gr10" draw:text-style-name="P11" draw:layer="layout" svg:x1="17cm" svg:y1="6.65cm" svg:x2="19cm" svg:y2="5.15cm">
          <text:p/>
        </draw:line>
        <draw:line draw:style-name="gr10" draw:text-style-name="P11" draw:layer="layout" svg:x1="17cm" svg:y1="6.95cm" svg:x2="19cm" svg:y2="6.05cm">
          <text:p/>
        </draw:line>
        <draw:line draw:style-name="gr10" draw:text-style-name="P11" draw:layer="layout" svg:x1="17cm" svg:y1="7.25cm" svg:x2="19cm" svg:y2="6.35cm">
          <text:p/>
        </draw:line>
        <draw:line draw:style-name="gr10" draw:text-style-name="P11" draw:layer="layout" svg:x1="17cm" svg:y1="7.55cm" svg:x2="19cm" svg:y2="6.65cm">
          <text:p/>
        </draw:line>
        <draw:line draw:style-name="gr10" draw:text-style-name="P11" draw:layer="layout" svg:x1="17cm" svg:y1="7.85cm" svg:x2="19cm" svg:y2="6.95cm">
          <text:p/>
        </draw:line>
        <draw:line draw:style-name="gr10" draw:text-style-name="P11" draw:layer="layout" svg:x1="17cm" svg:y1="8.15cm" svg:x2="19cm" svg:y2="7.25cm">
          <text:p/>
        </draw:line>
        <draw:line draw:style-name="gr10" draw:text-style-name="P11" draw:layer="layout" svg:x1="17cm" svg:y1="8.45cm" svg:x2="19cm" svg:y2="7.55cm">
          <text:p/>
        </draw:line>
        <draw:line draw:style-name="gr10" draw:text-style-name="P11" draw:layer="layout" svg:x1="17cm" svg:y1="8.75cm" svg:x2="19cm" svg:y2="8.45cm">
          <text:p/>
        </draw:line>
        <draw:line draw:style-name="gr10" draw:text-style-name="P11" draw:layer="layout" svg:x1="17cm" svg:y1="9.05cm" svg:x2="19cm" svg:y2="8.75cm">
          <text:p/>
        </draw:line>
        <draw:line draw:style-name="gr10" draw:text-style-name="P11" draw:layer="layout" svg:x1="17cm" svg:y1="9.35cm" svg:x2="19cm" svg:y2="9.05cm">
          <text:p/>
        </draw:line>
        <draw:line draw:style-name="gr10" draw:text-style-name="P11" draw:layer="layout" svg:x1="17cm" svg:y1="9.65cm" svg:x2="19cm" svg:y2="9.35cm">
          <text:p/>
        </draw:line>
        <draw:line draw:style-name="gr10" draw:text-style-name="P11" draw:layer="layout" svg:x1="17cm" svg:y1="9.95cm" svg:x2="19cm" svg:y2="9.65cm">
          <text:p/>
        </draw:line>
        <draw:line draw:style-name="gr10" draw:text-style-name="P11" draw:layer="layout" svg:x1="17cm" svg:y1="10.25cm" svg:x2="19cm" svg:y2="9.95cm">
          <text:p/>
        </draw:line>
        <draw:line draw:style-name="gr10" draw:text-style-name="P11" draw:layer="layout" svg:x1="17cm" svg:y1="10.55cm" svg:x2="19cm" svg:y2="10.85cm">
          <text:p/>
        </draw:line>
        <draw:line draw:style-name="gr10" draw:text-style-name="P11" draw:layer="layout" svg:x1="17cm" svg:y1="10.85cm" svg:x2="19cm" svg:y2="11.15cm">
          <text:p/>
        </draw:line>
        <draw:line draw:style-name="gr10" draw:text-style-name="P11" draw:layer="layout" svg:x1="17cm" svg:y1="11.15cm" svg:x2="19cm" svg:y2="11.45cm">
          <text:p/>
        </draw:line>
        <draw:line draw:style-name="gr10" draw:text-style-name="P11" draw:layer="layout" svg:x1="17cm" svg:y1="11.45cm" svg:x2="19cm" svg:y2="11.75cm">
          <text:p/>
        </draw:line>
        <draw:line draw:style-name="gr10" draw:text-style-name="P11" draw:layer="layout" svg:x1="17cm" svg:y1="11.75cm" svg:x2="19cm" svg:y2="12.05cm">
          <text:p/>
        </draw:line>
        <draw:line draw:style-name="gr10" draw:text-style-name="P11" draw:layer="layout" svg:x1="17cm" svg:y1="12.05cm" svg:x2="19cm" svg:y2="12.35cm">
          <text:p/>
        </draw:line>
        <draw:line draw:style-name="gr10" draw:text-style-name="P11" draw:layer="layout" svg:x1="17cm" svg:y1="12.35cm" svg:x2="19cm" svg:y2="13.25cm">
          <text:p/>
        </draw:line>
        <draw:line draw:style-name="gr10" draw:text-style-name="P11" draw:layer="layout" svg:x1="17cm" svg:y1="12.65cm" svg:x2="19cm" svg:y2="13.55cm">
          <text:p/>
        </draw:line>
        <draw:line draw:style-name="gr10" draw:text-style-name="P11" draw:layer="layout" svg:x1="17cm" svg:y1="12.95cm" svg:x2="19cm" svg:y2="13.85cm">
          <text:p/>
        </draw:line>
        <draw:line draw:style-name="gr10" draw:text-style-name="P11" draw:layer="layout" svg:x1="17cm" svg:y1="13.25cm" svg:x2="19cm" svg:y2="14.15cm">
          <text:p/>
        </draw:line>
        <draw:line draw:style-name="gr10" draw:text-style-name="P11" draw:layer="layout" svg:x1="17cm" svg:y1="13.55cm" svg:x2="19cm" svg:y2="14.45cm">
          <text:p/>
        </draw:line>
        <draw:line draw:style-name="gr10" draw:text-style-name="P11" draw:layer="layout" svg:x1="17cm" svg:y1="13.85cm" svg:x2="19cm" svg:y2="14.75cm">
          <text:p/>
        </draw:line>
        <draw:line draw:style-name="gr10" draw:text-style-name="P11" draw:layer="layout" svg:x1="17cm" svg:y1="14.15cm" svg:x2="19cm" svg:y2="15.65cm">
          <text:p/>
        </draw:line>
        <draw:line draw:style-name="gr10" draw:text-style-name="P11" draw:layer="layout" svg:x1="17cm" svg:y1="14.45cm" svg:x2="19cm" svg:y2="15.95cm">
          <text:p/>
        </draw:line>
        <draw:line draw:style-name="gr10" draw:text-style-name="P11" draw:layer="layout" svg:x1="17cm" svg:y1="14.75cm" svg:x2="19cm" svg:y2="16.25cm">
          <text:p/>
        </draw:line>
        <draw:line draw:style-name="gr10" draw:text-style-name="P11" draw:layer="layout" svg:x1="17cm" svg:y1="15.05cm" svg:x2="19cm" svg:y2="16.55cm">
          <text:p/>
        </draw:line>
        <draw:line draw:style-name="gr10" draw:text-style-name="P11" draw:layer="layout" svg:x1="17cm" svg:y1="15.35cm" svg:x2="19cm" svg:y2="16.85cm">
          <text:p/>
        </draw:line>
        <draw:line draw:style-name="gr10" draw:text-style-name="P11" draw:layer="layout" svg:x1="17cm" svg:y1="15.65cm" svg:x2="19cm" svg:y2="17.15cm">
          <text:p/>
        </draw:line>
        <draw:line draw:style-name="gr10" draw:text-style-name="P11" draw:layer="layout" svg:x1="17cm" svg:y1="15.95cm" svg:x2="19cm" svg:y2="18.05cm">
          <text:p/>
        </draw:line>
        <draw:line draw:style-name="gr10" draw:text-style-name="P11" draw:layer="layout" svg:x1="17cm" svg:y1="16.25cm" svg:x2="19cm" svg:y2="18.35cm">
          <text:p/>
        </draw:line>
        <draw:line draw:style-name="gr10" draw:text-style-name="P11" draw:layer="layout" svg:x1="17cm" svg:y1="16.55cm" svg:x2="19cm" svg:y2="18.65cm">
          <text:p/>
        </draw:line>
        <draw:line draw:style-name="gr10" draw:text-style-name="P11" draw:layer="layout" svg:x1="17cm" svg:y1="16.85cm" svg:x2="19cm" svg:y2="18.95cm">
          <text:p/>
        </draw:line>
        <draw:line draw:style-name="gr10" draw:text-style-name="P11" draw:layer="layout" svg:x1="17cm" svg:y1="17.15cm" svg:x2="19cm" svg:y2="19.25cm">
          <text:p/>
        </draw:line>
        <draw:line draw:style-name="gr10" draw:text-style-name="P11" draw:layer="layout" svg:x1="17cm" svg:y1="17.45cm" svg:x2="19cm" svg:y2="19.55cm">
          <text:p/>
        </draw:line>
        <draw:line draw:style-name="gr10" draw:text-style-name="P11" draw:layer="layout" svg:x1="17cm" svg:y1="17.75cm" svg:x2="19cm" svg:y2="20.45cm">
          <text:p/>
        </draw:line>
        <draw:line draw:style-name="gr10" draw:text-style-name="P11" draw:layer="layout" svg:x1="17cm" svg:y1="18.05cm" svg:x2="19cm" svg:y2="20.75cm">
          <text:p/>
        </draw:line>
        <draw:line draw:style-name="gr10" draw:text-style-name="P11" draw:layer="layout" svg:x1="17cm" svg:y1="18.35cm" svg:x2="19cm" svg:y2="21.05cm">
          <text:p/>
        </draw:line>
        <draw:line draw:style-name="gr10" draw:text-style-name="P11" draw:layer="layout" svg:x1="17cm" svg:y1="18.65cm" svg:x2="19cm" svg:y2="21.35cm">
          <text:p/>
        </draw:line>
        <draw:line draw:style-name="gr10" draw:text-style-name="P11" draw:layer="layout" svg:x1="17cm" svg:y1="18.95cm" svg:x2="19cm" svg:y2="21.65cm">
          <text:p/>
        </draw:line>
        <draw:line draw:style-name="gr10" draw:text-style-name="P11" draw:layer="layout" svg:x1="17cm" svg:y1="19.25cm" svg:x2="19cm" svg:y2="21.95cm">
          <text:p/>
        </draw:line>
        <draw:custom-shape draw:style-name="gr8" draw:text-style-name="P15" draw:layer="layout" svg:width="1cm" svg:height="2.4cm" svg:x="20.5cm" svg:y="14.9cm">
          <text:p text:style-name="P14"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2.4cm" svg:x="20.5cm" svg:y="12.5cm">
          <text:p text:style-name="P14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2.4cm" svg:x="20.5cm" svg:y="10.1cm">
          <text:p text:style-name="P14"><text:span text:style-name="T3">*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2.4cm" svg:x="20.5cm" svg:y="7.7cm">
          <text:p text:style-name="P14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2.4cm" svg:x="20.5cm" svg:y="5.3cm">
          <text:p text:style-name="P14"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2.4cm" svg:x="20.5cm" svg:y="2.9cm">
          <text:p text:style-name="P14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2.4cm" svg:x="20.5cm" svg:y="0.5cm">
          <text:p text:style-name="P14"><text:span text:style-name="T3">U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2.4cm" svg:x="20.5cm" svg:y="19.7cm">
          <text:p text:style-name="P14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2.4cm" svg:x="20.5cm" svg:y="17.3cm">
          <text:p text:style-name="P14"><text:span text:style-name="T3">j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JetBrains Mono" svg:font-family="'JetBrains Mono'" style:font-family-generic="modern" style:font-pitch="variable"/>
    <style:font-face style:name="JetBrains Mono1" svg:font-family="'JetBrains Mono'"/>
    <style:font-face style:name="JetBrains Mono2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22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4T15:36:37.806000000</meta:creation-date>
    <dc:date>2024-01-14T18:31:19.154000000</dc:date>
    <meta:editing-duration>PT2H46M6S</meta:editing-duration>
    <meta:editing-cycles>23</meta:editing-cycles>
    <meta:generator>LibreOffice/7.5.0.3$Windows_X86_64 LibreOffice_project/c21113d003cd3efa8c53188764377a8272d9d6de</meta:generator>
    <meta:document-statistic meta:object-count="604"/>
  </office:meta>
</office:document-meta>
</file>